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83d0" officeooo:paragraph-rsid="001f83d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ns un lait vendu en magasin, il ne doit pas y avoir d'antibiotiques dedans, dans le but de conserver la santé du consommateur. Cependant, en laboratoire, il existe des tests pour les antibiotiques pour déterminer si l'éleveur n'a pas fraudé. Lors de la traite, le lait qui contient des antibiotiques doit être absolument séparé et jeté.</text:p>
      <text:p text:style-name="P1">On essaie de cultiver des bactéries, s'il n'y a aucun antibiotique, la bactérie pourra se développer, tandis que s'il y a de l'antiobiotique dans le lait, la bactérie sera génée et ne se développera ou très peu, dans le TP, la bactérie est très sensible, c'est à dire qu'il ne faudra pas qu'il y ait une concentration d'antiobiotique très élevé pour que la bactérie ne se développe pas.</text:p>
      <text:p text:style-name="P1"/>
      <text:p text:style-name="P1">De plus, s'il y a un développement des bactéries, le pH baisse, on a donc un indicateur coloré qui permet de repérer cette baisse de pH. Si c'est acide, le colorateur deviendra violet, sinon il n'y aura pas de changement de couleur d'origine.</text:p>
      <text:p text:style-name="P1">S’il y a un virage au violet, il y aura donc des bactéries dans le lait et donc aucun antiobiotique.</text:p>
      <text:p text:style-name="P1"/>
      <text:p text:style-name="P1">Dans le TP, il y a eu un virage au violet, ce qui signifie que les bactéries se sont développées, il n'y a donc pas d'antiobiotiques dans les échantillons.</text:p>
      <text:p text:style-name="P1">Le résultat est normal, les éleveurs ont intérêt à respecter sous risques de pénalités lourde sur le prix du la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1T09:35:22.577994957</meta:creation-date>
    <dc:date>2017-12-11T09:37:15.148556434</dc:date>
    <meta:editing-duration>PT1M52S</meta:editing-duration>
    <meta:editing-cycles>1</meta:editing-cycles>
    <meta:document-statistic meta:table-count="0" meta:image-count="0" meta:object-count="0" meta:page-count="1" meta:paragraph-count="6" meta:word-count="236" meta:character-count="1335" meta:non-whitespace-character-count="1105"/>
    <meta:generator>LibreOffice/5.3.7.2.0$Linux_X86_64 LibreOffice_project/30m0$Build-2</meta:generator>
  </office:meta>
</office:document-meta>
</file>